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5a74" officeooo:paragraph-rsid="00205a74"/>
    </style:style>
    <style:style style:name="P2" style:family="paragraph" style:parent-style-name="Standard">
      <style:text-properties officeooo:rsid="002187cb" officeooo:paragraph-rsid="002187cb"/>
    </style:style>
    <style:style style:name="P3" style:family="paragraph" style:parent-style-name="Standard">
      <style:text-properties officeooo:paragraph-rsid="00221746"/>
    </style:style>
    <style:style style:name="P4" style:family="paragraph" style:parent-style-name="Standard">
      <style:text-properties officeooo:rsid="00228101" officeooo:paragraph-rsid="00228101"/>
    </style:style>
    <style:style style:name="P5" style:family="paragraph" style:parent-style-name="Standard">
      <style:text-properties officeooo:rsid="0024b6f1" officeooo:paragraph-rsid="0024b6f1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7" style:family="paragraph" style:parent-style-name="Standard">
      <style:text-properties officeooo:rsid="0024b6f1" officeooo:paragraph-rsid="0024b6f1"/>
    </style:style>
    <style:style style:name="P8" style:family="paragraph" style:parent-style-name="Standard">
      <style:text-properties officeooo:rsid="002547ee" officeooo:paragraph-rsid="002547ee"/>
    </style:style>
    <style:style style:name="T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officeooo:rsid="002217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BUFFER_SIZE = </text:span><text:span text:style-name="T2">int</text:span><text:span text:style-name="T1">(</text:span><text:span text:style-name="T3">1e5</text:span><text:span text:style-name="T1">) <text:s/></text:span><text:span text:style-name="T4"># replay buffer size</text:span><text:line-break/><text:span text:style-name="T1">BATCH_SIZE = </text:span><text:span text:style-name="T3">64 <text:s/></text:span><text:span text:style-name="T4"># mini batch size</text:span><text:line-break/><text:span text:style-name="T1">GAMMA = </text:span><text:span text:style-name="T3">0.99 <text:s/></text:span><text:span text:style-name="T4"># discount factor</text:span><text:line-break/><text:span text:style-name="T1">TAU = </text:span><text:span text:style-name="T3">1e-3 <text:s/></text:span><text:span text:style-name="T4"># for soft update of target parameters</text:span><text:line-break/><text:span text:style-name="T1">LR_ACTOR = </text:span><text:span text:style-name="T3">1e-4 <text:s/></text:span><text:span text:style-name="T4"># learning rate of actor</text:span><text:line-break/><text:span text:style-name="T1">LR_CRITIC = </text:span><text:span text:style-name="T3">1e-4 <text:s/></text:span><text:span text:style-name="T4"># learning rate of critic</text:span><text:line-break/></text:p>
      <text:p text:style-name="Standard"/>
      <text:p text:style-name="P1">256_256_64</text:p>
      <text:p text:style-name="Standard">Episode: <text:tab/>2877 <text:tab/>Score: <text:tab/>1.95 <text:tab/>Average Score: <text:tab/>0.51</text:p>
      <text:p text:style-name="Standard">Environment solved in 2877 episodes!<text:tab/>Average Score: 0.51</text:p>
      <text:p text:style-name="Standard"/>
      <text:p text:style-name="Standard"/>
      <text:p text:style-name="P1">256_128_64</text:p>
      <text:p text:style-name="Standard"/>
      <text:p text:style-name="Standard">Episode: <text:tab/>4999 <text:tab/>Score: <text:tab/>-0.00 <text:tab/>Average Score: <text:tab/>0.26</text:p>
      <text:p text:style-name="Standard">Process finished with exit code 0</text:p>
      <text:p text:style-name="Standard"/>
      <text:p text:style-name="P2">128_128_64</text:p>
      <text:p text:style-name="Standard"/>
      <text:p text:style-name="Standard">Episode: <text:tab/>4389 <text:tab/>Score: <text:tab/>2.60 <text:tab/>Average Score: <text:tab/>0.51</text:p>
      <text:p text:style-name="Standard">Environment solved in 4389 episodes!<text:tab/>Average Score: 0.51</text:p>
      <text:p text:style-name="Standard"/>
      <text:p text:style-name="P3">Episode: <text:tab/><text:span text:style-name="T5">4999</text:span> <text:tab/>Score: <text:tab/><text:span text:style-name="T5">1.4</text:span> <text:tab/>Average Score: <text:tab/>0.<text:span text:style-name="T5">26</text:span></text:p>
      <text:p text:style-name="P3">Environment solved in 4389 episodes!<text:tab/>Average Score: 0.<text:span text:style-name="T5">26</text:span></text:p>
      <text:p text:style-name="P3"/>
      <text:p text:style-name="P4">256_256_128</text:p>
      <text:p text:style-name="P3">Episode: <text:tab/>4999 <text:tab/>Score: <text:tab/>1.00 <text:tab/>Average Score: <text:tab/>0.42</text:p>
      <text:p text:style-name="P3"/>
      <text:p text:style-name="P5">256_256_128_with clip</text:p>
      <text:p text:style-name="P5">Episode: <text:tab/>4999 <text:tab/>Score: <text:tab/>-0.00 <text:tab/>Average Score: <text:tab/>0.17</text:p>
      <text:p text:style-name="P5"/>
      <text:p text:style-name="P8">256_256_64_with clip</text:p>
      <text:p text:style-name="P5">Episode: <text:tab/>2967 <text:tab/>Score: <text:tab/>1.40 <text:tab/>Average Score: <text:tab/>0.50</text:p>
      <text:p text:style-name="P5">Environment solved in 2967 episodes!<text:tab/>Average Score: 0.5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16:51.512183037</meta:creation-date>
    <dc:date>2021-11-01T17:52:39.987480665</dc:date>
    <meta:editing-duration>PT7H51M2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41" meta:character-count="939" meta:non-whitespace-character-count="775"/>
  </office:meta>
</office:document-meta>
</file>